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200000017CFEEDE5CDDFCCF8B.png" manifest:media-type="image/png"/>
  <manifest:file-entry manifest:full-path="Pictures/10000EC500000A0D000002108E33E5B90143BBBC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f432" officeooo:paragraph-rsid="0015f432"/>
    </style:style>
    <style:style style:name="P2" style:family="paragraph" style:parent-style-name="Standard" style:list-style-name="L2">
      <style:paragraph-properties fo:line-height="150%"/>
      <style:text-properties fo:font-size="20pt" officeooo:paragraph-rsid="00169c76" style:font-size-asian="20pt" style:font-size-complex="20pt"/>
    </style:style>
    <style:style style:name="P3" style:family="paragraph" style:parent-style-name="Standard" style:list-style-name="L2">
      <style:paragraph-properties fo:line-height="150%"/>
      <style:text-properties fo:font-size="20pt" style:font-size-asian="20pt" style:font-size-complex="20pt"/>
    </style:style>
    <style:style style:name="P4" style:family="paragraph" style:parent-style-name="Standard" style:list-style-name="L1">
      <style:paragraph-properties fo:line-height="150%"/>
      <style:text-properties fo:font-size="22pt" officeooo:rsid="0015f432" officeooo:paragraph-rsid="0015f432" style:font-size-asian="22pt" style:font-size-complex="22pt"/>
    </style:style>
    <style:style style:name="P5" style:family="paragraph" style:parent-style-name="Title">
      <style:paragraph-properties fo:text-align="center" style:justify-single-word="false"/>
      <style:text-properties officeooo:paragraph-rsid="0015f432"/>
    </style:style>
    <style:style style:name="T1" style:family="text">
      <style:text-properties officeooo:rsid="0015f432"/>
    </style:style>
    <style:style style:name="T2" style:family="text">
      <style:text-properties officeooo:rsid="00169c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c76" style:font-weight-asian="normal" style:font-weight-complex="normal"/>
    </style:style>
    <style:style style:name="T5" style:family="text">
      <style:text-properties style:font-name="Liberation Sans" fo:font-size="28pt" fo:font-weight="normal" officeooo:rsid="00169c76" style:font-name-asian="PingFang SC" style:font-size-asian="28pt" style:font-weight-asian="normal" style:font-name-complex="Arial Unicode MS" style:font-size-complex="2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Features</text:span></text:p>
      <text:list xml:id="list1071007620" text:style-name="L1">
        <text:list-item>
          <text:p text:style-name="P4">Oszillator mit variabler Pulsbreite</text:p>
        </text:list-item>
        <text:list-item>
          <text:p text:style-name="P4">2 LFO-Generatoren, <text:span text:style-name="T2">die kombiniert werden können</text:span></text:p>
        </text:list-item>
        <text:list-item>
          <text:p text:style-name="P4">Envelope-Timing Generator zum modulieren <text:span text:style-name="T2">beider</text:span> LFO</text:p>
        </text:list-item>
        <text:list-item>
          <text:p text:style-name="P4">integrierter Echo/Delay-Effekt</text:p>
        </text:list-item>
        <text:list-item>
          <text:p text:style-name="P4">4 Fire-buttons und 4 Bänke = 16 frei belegbare Speicherplätze</text:p>
        </text:list-item>
        <text:list-item>
          <text:p text:style-name="P4">Latch-Funktion (Selbsthaltung des Fire-Buttons)</text:p>
        </text:list-item>
        <text:list-item>
          <text:p text:style-name="P4">Datensicherung der Sounds über USB</text:p>
        </text:list-item>
        <text:list-item>
          <text:p text:style-name="P4">Sounds intern von Button zu Button kopierbar, auch Bank-übergreifend</text:p>
        </text:list-item>
      </text:list>
      <text:p text:style-name="P1"/>
      <text:p text:style-name="P1"/>
      <text:p text:style-name="Title"><text:soft-page-break/><text:span text:style-name="T3">Editierbare </text:span><text:span text:style-name="T5">Parameter</text:span></text:p>
      <text:list xml:id="list2376315336" text:style-name="L2">
        <text:list-item>
          <text:p text:style-name="P2"><text:span text:style-name="T2">Wellenform</text:span> LFO1 : <text:span text:style-name="T1">Rechteck</text:span>, <text:span text:style-name="T1">Dreifach-Rechteck</text:span>, <text:span text:style-name="T1">Dreieck</text:span>, <text:span text:style-name="T1">Sägezahn</text:span></text:p>
        </text:list-item>
        <text:list-item>
          <text:p text:style-name="P2"><text:span text:style-name="T2">Wellenform</text:span> LFO2 : <text:span text:style-name="T1">Rechteck</text:span>, <text:span text:style-name="T1">Dreieck</text:span>, <text:span text:style-name="T1">Sägezahn</text:span></text:p>
        </text:list-item>
        <text:list-item>
          <text:p text:style-name="P3"><text:span text:style-name="T2">Oszillator</text:span> <text:span text:style-name="T2">Frequenz</text:span></text:p>
        </text:list-item>
        <text:list-item>
          <text:p text:style-name="P2">LFO1 <text:span text:style-name="T2">un</text:span>d LFO2 <text:span text:style-name="T2">Frequenz</text:span></text:p>
        </text:list-item>
        <text:list-item>
          <text:p text:style-name="P3"><text:span text:style-name="T2">Modulationsstärke von </text:span><text:s/>LFO1 and LFO2 (neg<text:span text:style-name="T2">ativ und</text:span> pos<text:span text:style-name="T2">itiv</text:span>)</text:p>
        </text:list-item>
        <text:list-item>
          <text:p text:style-name="P2"><text:span text:style-name="T2">Modulationsstärke des</text:span> Timing Envelope <text:span text:style-name="T2">Generators</text:span></text:p>
        </text:list-item>
        <text:list-item>
          <text:p text:style-name="P3"><text:span text:style-name="T2">Pulsweitenmodulation (Duty Cycle) des Hauptoszillators</text:span></text:p>
        </text:list-item>
        <text:list-item>
          <text:p text:style-name="P3">Retriggering <text:span text:style-name="T2">des</text:span> LFO-Start <text:span text:style-name="T2">für LFO2</text:span></text:p>
        </text:list-item>
        <text:list-item>
          <text:p text:style-name="P3">Delay Time (Echo) </text:p>
        </text:list-item>
        <text:list-item>
          <text:p text:style-name="P3">Feedback (Echo) </text:p>
        </text:list-item>
        <text:list-item>
          <text:p text:style-name="P3">Master Volume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char" svg:x="16.746cm" svg:y="-1.49cm" svg:width="9.021cm" svg:height="1.845cm" draw:z-index="0"><draw:image xlink:href="Pictures/10000EC500000A0D000002108E33E5B90143BBBC.svg" xlink:type="simple" xlink:show="embed" xlink:actuate="onLoad" draw:mime-type="image/svg+xml"/><draw:image xlink:href="Pictures/100000010000007200000017CFEEDE5CDDFCCF8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rk Hanisch</meta:initial-creator>
    <meta:creation-date>2025-06-13T21:45:36.089393542</meta:creation-date>
    <dc:date>2025-06-13T22:07:54.914076564</dc:date>
    <dc:creator>Dirk Hanisch</dc:creator>
    <meta:editing-duration>PT12M7S</meta:editing-duration>
    <meta:editing-cycles>2</meta:editing-cycles>
    <meta:generator>LibreOffice/7.2.1.2$MacOSX_X86_64 LibreOffice_project/87b77fad49947c1441b67c559c339af8f3517e22</meta:generator>
    <meta:document-statistic meta:table-count="0" meta:image-count="1" meta:object-count="0" meta:page-count="2" meta:paragraph-count="21" meta:word-count="117" meta:character-count="815" meta:non-whitespace-character-count="733"/>
  </office:meta>
</office:document-meta>
</file>